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fo:language="es" fo:country="ES" officeooo:rsid="0014a233" officeooo:paragraph-rsid="00155a0b" style:font-size-asian="10.5pt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language="es" fo:country="ES" officeooo:rsid="0014a233" officeooo:paragraph-rsid="00155a0b" style:font-size-asian="10.5pt"/>
    </style:style>
    <style:style style:name="P3" style:family="paragraph" style:parent-style-name="Text_20_body">
      <style:paragraph-properties fo:line-height="200%" fo:text-align="center" style:justify-single-word="false"/>
      <style:text-properties style:font-name="Times New Roman" fo:font-size="12pt" fo:language="es" fo:country="ES" officeooo:rsid="0014a233" officeooo:paragraph-rsid="00155a0b" style:font-size-asian="10.5pt"/>
    </style:style>
    <style:style style:name="P4" style:family="paragraph" style:parent-style-name="Text_20_body">
      <style:paragraph-properties fo:line-height="200%" fo:text-align="start" style:justify-single-word="false"/>
      <style:text-properties style:font-name="Times New Roman" fo:font-size="12pt" fo:language="es" fo:country="ES" officeooo:rsid="0014a233" officeooo:paragraph-rsid="00155a0b" style:font-size-asian="10.5pt"/>
    </style:style>
    <style:style style:name="P5" style:family="paragraph" style:parent-style-name="Text_20_body">
      <style:paragraph-properties fo:line-height="200%" fo:text-align="center" style:justify-single-word="false"/>
      <style:text-properties style:font-name="Times New Roman" fo:font-size="12pt" fo:language="es" fo:country="ES" officeooo:rsid="00155a0b" officeooo:paragraph-rsid="00155a0b" style:font-size-asian="10.5pt"/>
    </style:style>
    <style:style style:name="P6" style:family="paragraph" style:parent-style-name="Text_20_body">
      <style:paragraph-properties fo:line-height="200%"/>
      <style:text-properties style:font-name="Times New Roman" fo:font-size="12pt" fo:language="es" fo:country="ES"/>
    </style:style>
    <style:style style:name="P7" style:family="paragraph" style:parent-style-name="Text_20_body">
      <style:paragraph-properties fo:line-height="200%"/>
      <style:text-properties style:font-name="Times New Roman" fo:font-size="12pt" fo:language="es" fo:country="ES" officeooo:paragraph-rsid="001de948"/>
    </style:style>
    <style:style style:name="P8" style:family="paragraph" style:parent-style-name="Text_20_body">
      <style:paragraph-properties fo:line-height="200%"/>
      <style:text-properties style:font-name="Times New Roman" fo:font-size="12pt" fo:language="es" fo:country="ES" officeooo:paragraph-rsid="001facf5"/>
    </style:style>
    <style:style style:name="P9" style:family="paragraph" style:parent-style-name="Text_20_body">
      <style:paragraph-properties fo:line-height="200%"/>
      <style:text-properties style:font-name="Times New Roman" fo:font-size="12pt" fo:language="es" fo:country="ES" officeooo:paragraph-rsid="002d64f5"/>
    </style:style>
    <style:style style:name="P10" style:family="paragraph" style:parent-style-name="Text_20_body">
      <style:paragraph-properties fo:line-height="200%"/>
      <style:text-properties style:font-name="Times New Roman" fo:font-size="12pt" fo:language="es" fo:country="ES" officeooo:paragraph-rsid="002e9c06"/>
    </style:style>
    <style:style style:name="P11" style:family="paragraph" style:parent-style-name="Text_20_body">
      <style:paragraph-properties fo:line-height="200%">
        <style:tab-stops>
          <style:tab-stop style:position="1.5457in"/>
          <style:tab-stop style:position="3.6693in"/>
        </style:tab-stops>
      </style:paragraph-properties>
      <style:text-properties style:font-name="Times New Roman" fo:font-size="12pt" fo:language="es" fo:country="ES" officeooo:rsid="0020cd36" officeooo:paragraph-rsid="0020cd36"/>
    </style:style>
    <style:style style:name="P12" style:family="paragraph" style:parent-style-name="Text_20_body">
      <style:paragraph-properties fo:line-height="200%"/>
      <style:text-properties style:font-name="Times New Roman" fo:font-size="12pt" fo:language="es" fo:country="ES" officeooo:rsid="00292726" officeooo:paragraph-rsid="00292726"/>
    </style:style>
    <style:style style:name="P13" style:family="paragraph" style:parent-style-name="Text_20_body">
      <style:paragraph-properties fo:line-height="200%"/>
      <style:text-properties style:font-name="Times New Roman" fo:font-size="12pt" fo:language="es" fo:country="ES" officeooo:rsid="002ec5a8" officeooo:paragraph-rsid="0030ac3d"/>
    </style:style>
    <style:style style:name="P14" style:family="paragraph" style:parent-style-name="Text_20_body">
      <style:paragraph-properties fo:line-height="200%"/>
      <style:text-properties style:font-name="Times New Roman" fo:font-size="12pt" fo:language="es" fo:country="ES"/>
    </style:style>
    <style:style style:name="P15" style:family="paragraph" style:parent-style-name="Text_20_body" style:list-style-name="L1">
      <style:paragraph-properties fo:line-height="200%"/>
      <style:text-properties style:font-name="Times New Roman" fo:font-size="12pt" fo:language="es" fo:country="ES"/>
    </style:style>
    <style:style style:name="P16" style:family="paragraph" style:parent-style-name="Text_20_body" style:list-style-name="L1">
      <style:paragraph-properties fo:line-height="200%"/>
      <style:text-properties style:font-name="Times New Roman" fo:font-size="12pt" fo:language="es" fo:country="ES" officeooo:paragraph-rsid="0016a51d"/>
    </style:style>
    <style:style style:name="P17" style:family="paragraph" style:parent-style-name="Text_20_body" style:list-style-name="L1">
      <style:paragraph-properties fo:line-height="200%"/>
      <style:text-properties style:font-name="Times New Roman" fo:font-size="12pt" fo:language="es" fo:country="ES" officeooo:rsid="00188042" officeooo:paragraph-rsid="00188042"/>
    </style:style>
    <style:style style:name="P18" style:family="paragraph" style:parent-style-name="Text_20_body" style:list-style-name="L1">
      <style:paragraph-properties fo:line-height="200%"/>
      <style:text-properties style:font-name="Times New Roman" fo:font-size="12pt" fo:language="es" fo:country="ES" fo:font-style="italic" officeooo:rsid="00188042" officeooo:paragraph-rsid="00188042" style:font-style-asian="italic" style:font-style-complex="italic"/>
    </style:style>
    <style:style style:name="P19" style:family="paragraph" style:parent-style-name="Text_20_body">
      <style:paragraph-properties fo:line-height="200%"/>
      <style:text-properties style:font-name="Times New Roman" fo:font-size="12pt" fo:language="es" fo:country="ES" officeooo:rsid="001facf5" officeooo:paragraph-rsid="001facf5"/>
    </style:style>
    <style:style style:name="P20" style:family="paragraph" style:parent-style-name="Text_20_body">
      <style:paragraph-properties fo:line-height="200%" fo:text-align="start" style:justify-single-word="false"/>
      <style:text-properties style:font-name="Times New Roman" fo:font-size="12pt" fo:language="es" fo:country="ES" officeooo:rsid="0025f205" officeooo:paragraph-rsid="002d64f5" style:font-size-asian="10.5pt"/>
    </style:style>
    <style:style style:name="P21" style:family="paragraph" style:parent-style-name="Text_20_body">
      <style:paragraph-properties fo:line-height="200%"/>
      <style:text-properties style:font-name="Times New Roman" fo:font-size="12pt" fo:language="es" fo:country="ES" officeooo:rsid="0025f205" officeooo:paragraph-rsid="002e9c06"/>
    </style:style>
    <style:style style:name="T1" style:family="text">
      <style:text-properties officeooo:rsid="00155a0b"/>
    </style:style>
    <style:style style:name="T2" style:family="text">
      <style:text-properties officeooo:rsid="001a3658"/>
    </style:style>
    <style:style style:name="T3" style:family="text">
      <style:text-properties officeooo:rsid="001a4304"/>
    </style:style>
    <style:style style:name="T4" style:family="text">
      <style:text-properties officeooo:rsid="001bb4fd"/>
    </style:style>
    <style:style style:name="T5" style:family="text">
      <style:text-properties officeooo:rsid="001de948"/>
    </style:style>
    <style:style style:name="T6" style:family="text">
      <style:text-properties officeooo:rsid="001facf5"/>
    </style:style>
    <style:style style:name="T7" style:family="text">
      <style:text-properties officeooo:rsid="0020ab82"/>
    </style:style>
    <style:style style:name="T8" style:family="text">
      <style:text-properties officeooo:rsid="0021da8a"/>
    </style:style>
    <style:style style:name="T9" style:family="text">
      <style:text-properties officeooo:rsid="0022d573"/>
    </style:style>
    <style:style style:name="T10" style:family="text">
      <style:text-properties officeooo:rsid="0024bfcc"/>
    </style:style>
    <style:style style:name="T11" style:family="text">
      <style:text-properties officeooo:rsid="0025f205"/>
    </style:style>
    <style:style style:name="T12" style:family="text">
      <style:text-properties officeooo:rsid="0030ac3d"/>
    </style:style>
    <style:style style:name="T13" style:family="text">
      <style:text-properties officeooo:rsid="0025f205" style:font-size-asian="10.5pt"/>
    </style:style>
    <style:style style:name="T14" style:family="text">
      <style:text-properties officeooo:rsid="0030ac3d" style:font-size-asian="10.5pt"/>
    </style:style>
    <style:style style:name="T15" style:family="text">
      <style:text-properties officeooo:rsid="003278a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17</text:p>
      <text:p text:style-name="P1">Yvette Aparico</text:p>
      <text:p text:style-name="P2">Tarea para 1<text:span text:style-name="T1">1</text:span>/<text:span text:style-name="T1">1</text:span>/17</text:p>
      <text:p text:style-name="P2"/>
      <text:p text:style-name="P3">Resuma en una lista las varias explicaciones y reacciones de los personajes después de lo que le pasa a Ignacio. Lea con cuidado estas secciones porque hay diferentes explicaciones y actitudes expresadas. </text:p>
      <text:list xml:id="list7673586865849199799" text:style-name="L1">
        <text:list-item>
          <text:p text:style-name="P15">Describa y explique la importancia de la conversación entre doña Pepita y Carlos. Piense en la intención de doña Pepita y la reacción de Carlos. LEA CON CUIDADO LAS ACOTACIONES. PRÉSTELE ATENCIÓN A LA ACTITUD DE CARLOS Y SU MANERA DE HABLAR Y LO QUE DICE.</text:p>
          <text:list>
            <text:list-header>
              <text:p text:style-name="P17">Carlos:</text:p>
              <text:p text:style-name="P18">Terminante, despectivo,violento,</text:p>
              <text:p text:style-name="P17">“¿<text:span text:style-name="T4">Qué es la vista? ¡No existe aquí la vista! ¿Cómo se atreve a invocar el testimonio de sus ojos?”</text:span></text:p>
              <text:p text:style-name="P17">Doña Pepita:</text:p>
              <text:p text:style-name="P18">se acerca, mirándole fijamente (a Carlos,amarga, </text:p>
              <text:p text:style-name="P17">“A veces Carlos, creemos hacer un bien cometemos un grave error...”</text:p>
            </text:list-header>
          </text:list>
        </text:list-item>
      </text:list>
      <text:p text:style-name="P6"><text:tab/><text:tab/>“<text:span text:style-name="T2">Tampoco acertamos a comprender, a veces, que no se nos habla para inquietarnos, sino para consolarnos… Se nos acercan personas que nos quieren y sufren al vernos sufrir, y no queremos entenderlo… Las rechazamos cuando más desesperadamente necesitamos descansar en un pecho amigo...”</text:span></text:p>
      <text:p text:style-name="P6"><text:soft-page-break/><text:tab/><text:tab/>“<text:span text:style-name="T3">Siempre olvidamos la vista ajena. Sólo Ignacio pensaba en ella. Pero yo no vi nada, porque no me levanté.”</text:span></text:p>
      <text:p text:style-name="P6"/>
      <text:p text:style-name="P7"><text:tab/><text:tab/><text:span text:style-name="T5">La magnitud del daño que se ha hecho a Carlos por su lucha contra Ignacio se revela por la conversación entre doña Pepita y Carlos, además de las acciones suyas. Doña Pepita sospecha que Carlos le mató a Ignacio, pero Carlos lo niega y afirma inmediatamente que la muerte del Ignacio ha <text:s/>arreglada todo. A doña Pepita, le horrorizaba oírlo, y trata de explicarle que </text:span></text:p>
      <text:p text:style-name="P6"/>
      <text:list xml:id="list102726561521798" text:continue-numbering="true" text:style-name="L1">
        <text:list-item>
          <text:p text:style-name="P16">Comente las acciones de Carlos al finalizar el tercer acto (la larga acotación y parlamento.) Esté preparado(a) para describir con precisión y detalle estas acciones. </text:p>
        </text:list-item>
      </text:list>
      <text:p text:style-name="P11">Carlos ya ha perdido su <text:span text:style-name="T8">carácter, su </text:span>humanidad; tomó la vida de Ignacio.</text:p>
      <text:p text:style-name="P8">“<text:span text:style-name="T6">se derrumba sobre la silla.”</text:span></text:p>
      <text:p text:style-name="P19">“su cabeza pierde la rigidez anterior y se dobla sobre el pecho”</text:p>
      <text:p text:style-name="P8">“<text:span text:style-name="T6">se despechuga, despojándose, con un gesto que es mitad de ahogo y mitad de indiferencia, de la corbata”</text:span></text:p>
      <text:p text:style-name="P8">“<text:span text:style-name="T6">derriba involuntariamente con la manga (sleeve) las fichas del tablero, que ponen con su discordante ruido una nota agria y brutal en el momento”</text:span></text:p>
      <text:p text:style-name="P8">“<text:span text:style-name="T7">palpa con tristeza las fichas”</text:span></text:p>
      <text:p text:style-name="P8">“<text:span text:style-name="T7">avanza haca el cadáver… en la suprema amargura de su soledad irremediable, cae de rodillas y descubre con un gesto brusco la pálida faz del muerto, que toca con la desesperanza de quien toca a un dormido que ya no podrá despertar”</text:span></text:p>
      <text:p text:style-name="P8">“<text:span text:style-name="T7">se acerca tanteando al ventanal”</text:span></text:p>
      <text:list xml:id="list102725913015429" text:continue-numbering="true" text:style-name="L1">
        <text:list-item>
          <text:p text:style-name="P15"><text:soft-page-break/>Fijándose bien en las acciones y palabras específicas de Carlos, identifique las varias funciones de la escena final (desde el último parlamento de doña Pepita). </text:p>
        </text:list-item>
      </text:list>
      <text:p text:style-name="P6"><text:tab/><text:span text:style-name="T9">Revela las cambiados en el carácter de Carlos.</text:span></text:p>
      <text:p text:style-name="P6"><text:tab/><text:span text:style-name="T10">Muestra el efecto del tormento emocional de Carlos.</text:span></text:p>
      <text:p text:style-name="P6"/>
      <text:p text:style-name="P12"/>
      <text:p text:style-name="P3"/>
      <text:p text:style-name="P5">ESCRITURA BREVE</text:p>
      <text:p text:style-name="P4">Usando sus respuestas a las preguntas de discusión, piense en la importancia de la conversación entre doña Pepita y Carlos al final del drama. ¿Por qué es importante esta conversación? Al responder a lo siguiente, piense en la intención de doña Pepita y la reacción de Carlos. </text:p>
      <text:p text:style-name="P4"/>
      <text:p text:style-name="P4"/>
      <text:p text:style-name="P20">Él ha dejado de “[defender] la vida” por matar a Ignacio y ha engañado a si mismo y a sus compañeros con la rectitud de su moral de acero, pero en realidad lo se ha roto por su odio ciego del Ignacio.</text:p>
      <text:p text:style-name="P9">o ¿Qué haría ud. si fuera Doña Pepita? ¿Diría la verdad? ¿Protegería a Carlos? ¿Por qué sí o no? </text:p>
      <text:p text:style-name="P10"><text:tab/>Conteste estas preguntas con verbos conjugados en el condicional y con por lo menos 5 frases completas.</text:p>
      <text:p text:style-name="P10"><text:span text:style-name="T11"><text:tab/>Si fuera Doña Pepita yo diría la verdad porque Carlos ha traicionado la escuela, a sus compañeros y a si mismo. Yo querría castigarle suficiente por sus pecados. No me sentiría cómodo en </text:span><text:soft-page-break/><text:span text:style-name="T11">ser cómplice de un asesino. Si yo no dijera la verdad yo estaría tan culpable como él. Además, si él quisiera matarme, ¿qué detendría a él de hacerlo?</text:span></text:p>
      <text:p text:style-name="P21"><text:s/></text:p>
      <text:p text:style-name="P6">o Después, dé su opinión: ¿Qué haría Carlos si Doña Pepita lo denunciara enfrente de todos? </text:p>
      <text:p text:style-name="P6"><text:tab/>Conteste esta pregunta con verbos conjugados en el condicional y con por lo menos 3 frases completas.</text:p>
      <text:p text:style-name="P13">Si Doña Pepita lo denunciara <text:span text:style-name="T12">enfrente de todos, Carlos lo negaría o trataría de convencerles que era necesario. Si él lo negara doña Pepita señalaría el cambio en el comportamiento de Carlos y su</text:span><text:span text:style-name="T13"> odio ciego del Ignacio. </text:span><text:span text:style-name="T14">Si él tratara de convencerles que era necesario él diría de los cambios malos entre los compañeros desde la llegada del Ignacio.</text:span></text:p>
      <text:p text:style-name="P6"/>
      <text:p text:style-name="P6"/>
      <text:p text:style-name="P6">o ¿Qué habrían hecho sus compañeros si hubieran descubierto que él había matado a Ignacio? </text:p>
      <text:p text:style-name="P6"><text:tab/>Conteste esta pregunta con verbos conjugados en el condicional perfecto y con por lo menos 3 frases completas. </text:p>
      <text:p text:style-name="P6"/>
      <text:p text:style-name="P6"><text:tab/><text:span text:style-name="T15">Si sus compañeros hubieran descubierto que él había matado a Ignacio, Carlos explicaría como era necesario que Ignacio muriera para que arreglara los problemas traído por Ignacio. Señalaría que Ignacio hubo roto el amor entre Elisa y Miguel, pero no reconocería que Ignacio hubo roto el amor entre Carlos y Juana también. Espero que ellos no lo crean.</text:span></text:p>
      <text:p text:style-name="P6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51:14.550367000</meta:creation-date>
    <dc:date>2017-11-01T10:27:25.245113000</dc:date>
    <meta:editing-duration>PT1H19M5S</meta:editing-duration>
    <meta:editing-cycles>20</meta:editing-cycles>
    <meta:generator>LibreOffice/5.2.5.1$MacOSX_X86_64 LibreOffice_project/0312e1a284a7d50ca85a365c316c7abbf20a4d22</meta:generator>
    <meta:document-statistic meta:table-count="0" meta:image-count="0" meta:object-count="0" meta:page-count="4" meta:paragraph-count="41" meta:word-count="826" meta:character-count="4815" meta:non-whitespace-character-count="4011"/>
  </office:meta>
</office:document-meta>
</file>